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94a" officeooo:paragraph-rsid="0001394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1394a" officeooo:paragraph-rsid="0001394a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none" officeooo:rsid="0004890a" officeooo:paragraph-rsid="0004890a"/>
    </style:style>
    <style:style style:name="P4" style:family="paragraph" style:parent-style-name="Standard" style:list-style-name="L1">
      <style:text-properties officeooo:paragraph-rsid="000c9716"/>
    </style:style>
    <style:style style:name="P5" style:family="paragraph" style:parent-style-name="Standard" style:list-style-name="L1">
      <style:text-properties style:font-name="Liberation Serif" fo:font-size="12pt" officeooo:rsid="00021266" officeooo:paragraph-rsid="00021266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rsid="00021266" officeooo:paragraph-rsid="0004890a" style:font-size-asian="12pt" style:font-size-complex="12pt"/>
    </style:style>
    <style:style style:name="P7" style:family="paragraph" style:parent-style-name="Standard" style:list-style-name="L2">
      <style:text-properties style:font-name="Liberation Serif" fo:font-size="12pt" officeooo:rsid="00021266" officeooo:paragraph-rsid="00021266" style:font-size-asian="12pt" style:font-size-complex="12pt"/>
    </style:style>
    <style:style style:name="P8" style:family="paragraph" style:parent-style-name="Standard" style:list-style-name="L2">
      <style:text-properties style:font-name="Liberation Serif" fo:font-size="12pt" officeooo:rsid="0003a8ed" officeooo:paragraph-rsid="0003a8ed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3a8ed" officeooo:paragraph-rsid="0003a8ed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officeooo:rsid="00059348" officeooo:paragraph-rsid="000c9716" style:font-size-asian="12pt" style:font-size-complex="12pt"/>
    </style:style>
    <style:style style:name="P11" style:family="paragraph" style:parent-style-name="Standard" style:list-style-name="L1">
      <style:text-properties style:font-name="Liberation Serif" fo:font-size="12pt" officeooo:paragraph-rsid="00082b25" style:font-size-asian="12pt" style:font-size-complex="12pt"/>
    </style:style>
    <style:style style:name="P12" style:family="paragraph" style:parent-style-name="Standard" style:list-style-name="L1">
      <style:text-properties style:font-name="Liberation Serif" fo:font-size="12pt" officeooo:rsid="00082b25" officeooo:paragraph-rsid="00082b25" style:font-size-asian="12pt" style:font-size-complex="12pt"/>
    </style:style>
    <style:style style:name="P13" style:family="paragraph" style:parent-style-name="Standard" style:list-style-name="L1">
      <style:text-properties style:font-name="Liberation Serif" fo:font-size="12pt" officeooo:rsid="000c9716" officeooo:paragraph-rsid="000c9716" style:font-size-asian="12pt" style:font-size-complex="12pt"/>
    </style:style>
    <style:style style:name="P14" style:family="paragraph" style:parent-style-name="Standard" style:list-style-name="L1">
      <style:text-properties style:font-name="Liberation Serif" fo:font-size="12pt" style:text-underline-style="none" officeooo:rsid="0004890a" officeooo:paragraph-rsid="000c9716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none" officeooo:rsid="0004890a" officeooo:paragraph-rsid="00059348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none" officeooo:rsid="0004890a" officeooo:paragraph-rsid="000c9716" style:font-size-asian="12pt" style:font-size-complex="12pt"/>
    </style:style>
    <style:style style:name="P17" style:family="paragraph" style:parent-style-name="Standard" style:list-style-name="L1">
      <style:text-properties style:font-name="Liberation Serif" fo:font-size="12pt" style:text-underline-style="none" officeooo:rsid="00059348" officeooo:paragraph-rsid="00082b25" style:font-size-asian="12pt" style:font-size-complex="12pt"/>
    </style:style>
    <style:style style:name="P18" style:family="paragraph" style:parent-style-name="Standard" style:list-style-name="L1">
      <style:text-properties style:font-name="Liberation Serif" fo:font-size="12pt" style:text-underline-style="none" officeooo:rsid="000c9716" officeooo:paragraph-rsid="000c9716" style:font-size-asian="12pt" style:font-size-complex="12pt"/>
    </style:style>
    <style:style style:name="P19" style:family="paragraph" style:parent-style-name="Standard">
      <style:text-properties style:font-name="Liberation Serif" fo:font-size="12pt" style:text-underline-style="solid" style:text-underline-width="auto" style:text-underline-color="font-color" officeooo:rsid="0004890a" officeooo:paragraph-rsid="000c9716" style:font-size-asian="12pt" style:font-size-complex="12pt"/>
    </style:style>
    <style:style style:name="P2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59348" officeooo:paragraph-rsid="00082b25" style:font-size-asian="12pt" style:font-size-complex="12pt"/>
    </style:style>
    <style:style style:name="P2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c9716" officeooo:paragraph-rsid="000c9716" style:font-size-asian="12pt" style:font-size-complex="12pt"/>
    </style:style>
    <style:style style:name="P2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0c9716" officeooo:paragraph-rsid="000c9716" style:font-size-asian="12pt" style:font-size-complex="12pt"/>
    </style:style>
    <style:style style:name="P23" style:family="paragraph" style:parent-style-name="Standard" style:list-style-name="L3">
      <style:text-properties style:text-underline-style="none" officeooo:rsid="00082b25" officeooo:paragraph-rsid="00082b25"/>
    </style:style>
    <style:style style:name="P24" style:family="paragraph" style:parent-style-name="Standard" style:list-style-name="L3">
      <style:text-properties style:text-underline-style="none" officeooo:rsid="00090d69" officeooo:paragraph-rsid="00090d69"/>
    </style:style>
    <style:style style:name="P25" style:family="paragraph" style:parent-style-name="Standard">
      <style:text-properties style:text-underline-style="none" officeooo:rsid="0004890a" officeooo:paragraph-rsid="0004890a"/>
    </style:style>
    <style:style style:name="T1" style:family="text">
      <style:text-properties officeooo:rsid="00021266"/>
    </style:style>
    <style:style style:name="T2" style:family="text">
      <style:text-properties officeooo:rsid="0003a8e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4890a"/>
    </style:style>
    <style:style style:name="T5" style:family="text">
      <style:text-properties fo:font-variant="normal" fo:text-transform="none" fo:color="#000000" fo:letter-spacing="normal" fo:font-style="normal" fo:font-weight="normal" officeooo:rsid="00059348"/>
    </style:style>
    <style:style style:name="T6" style:family="text">
      <style:text-properties fo:font-variant="normal" fo:text-transform="none" fo:color="#000000" fo:letter-spacing="normal" fo:font-style="normal" fo:font-weight="normal" officeooo:rsid="0005d7a1"/>
    </style:style>
    <style:style style:name="T7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fo:font-weight="normal" style:text-blinking="false"/>
    </style:style>
    <style:style style:name="T9" style:family="text">
      <style:text-properties officeooo:rsid="0004890a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4890a"/>
    </style:style>
    <style:style style:name="T12" style:family="text">
      <style:text-properties style:text-underline-style="none" officeooo:rsid="0003a8ed"/>
    </style:style>
    <style:style style:name="T13" style:family="text">
      <style:text-properties style:text-underline-style="none" officeooo:rsid="00059348"/>
    </style:style>
    <style:style style:name="T14" style:family="text">
      <style:text-properties style:text-underline-style="none" officeooo:rsid="0005d7a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0c9716"/>
    </style:style>
    <style:style style:name="T17" style:family="text">
      <style:text-properties style:font-name="Liberation Serif" fo:font-size="12pt" style:text-underline-style="none" officeooo:rsid="000c9716" style:font-size-asian="12pt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estionario</text:p>
      <text:p text:style-name="P1"/>
      <text:list xml:id="list6935091605024964300" text:style-name="L1">
        <text:list-item>
          <text:p text:style-name="P5">¿A qué hace referencia el término grid-computing?</text:p>
        </text:list-item>
      </text:list>
      <text:list xml:id="list776177406565061596" text:style-name="L2">
        <text:list-item>
          <text:p text:style-name="P7">Un tipo de computación distribuida </text:p>
        </text:list-item>
        <text:list-item>
          <text:p text:style-name="P7">Procesamiento paralelo</text:p>
        </text:list-item>
        <text:list-item>
          <text:p text:style-name="P7"><text:span text:style-name="T2">Es un l</text:span>enguaje de programación</text:p>
        </text:list-item>
        <text:list-item>
          <text:p text:style-name="P8"><text:span text:style-name="T9">Otra forma de referirse a</text:span>l modelo cliente/servidor </text:p>
        </text:list-item>
      </text:list>
      <text:p text:style-name="P9"/>
      <text:p text:style-name="P9"><text:tab/><text:span text:style-name="T16">a)</text:span></text:p>
      <text:p text:style-name="P9"/>
      <text:list xml:id="list115208022955326" text:continue-list="list6935091605024964300" text:style-name="L1">
        <text:list-item>
          <text:p text:style-name="P6">¿Qué es Watson?</text:p>
          <text:list>
            <text:list-item>
              <text:p text:style-name="P10"><text:span text:style-name="T1">El jefe de </text:span><text:span text:style-name="T12">Sherlock</text:span><text:span text:style-name="T2"> Holmes</text:span></text:p>
            </text:list-item>
            <text:list-item>
              <text:p text:style-name="P10"><text:span text:style-name="T9">Un </text:span><text:span text:style-name="T11">sistema</text:span><text:span text:style-name="T9"> de inteligencia artificial</text:span></text:p>
            </text:list-item>
            <text:list-item>
              <text:p text:style-name="P10"><text:span text:style-name="T10">U</text:span><text:span text:style-name="T12">na arquitectura de red</text:span></text:p>
            </text:list-item>
            <text:list-item>
              <text:p text:style-name="P14">Un entorno de desarrollo</text:p>
            </text:list-item>
          </text:list>
        </text:list-item>
      </text:list>
      <text:p text:style-name="P19"/>
      <text:p text:style-name="P16"><text:tab/><text:span text:style-name="T16">b)</text:span></text:p>
      <text:p text:style-name="P19"/>
      <text:list xml:id="list115207633827712" text:continue-numbering="true" text:style-name="L1">
        <text:list-item>
          <text:p text:style-name="P13">¿Qué es DeepQA?</text:p>
          <text:list>
            <text:list-item>
              <text:p text:style-name="P4"><text:span text:style-name="T17">Una empresa de Sillicon Valley</text:span></text:p>
            </text:list-item>
            <text:list-item>
              <text:p text:style-name="P18">El hermano gemelo de Watson</text:p>
            </text:list-item>
            <text:list-item>
              <text:p text:style-name="P18">Un sistema operativo</text:p>
            </text:list-item>
            <text:list-item>
              <text:p text:style-name="P18">Una arquitectura dentro de Watson</text:p>
            </text:list-item>
          </text:list>
        </text:list-item>
      </text:list>
      <text:p text:style-name="P15"/>
      <text:p text:style-name="P15"><text:tab/><text:span text:style-name="T16">d)</text:span></text:p>
      <text:p text:style-name="P15"/>
      <text:list xml:id="list115207281563619" text:continue-numbering="true" text:style-name="L1">
        <text:list-item>
          <text:p text:style-name="P11"><text:span text:style-name="T4">Los ordenadores son mejores que los humanos en velocidad de cálculo, pero tienen dificultades para tareas como entender el lenguaje </text:span><text:span text:style-name="T5">o reconocer objetos en una imagen, ¿qué metodología </text:span><text:span text:style-name="T6">se usa para</text:span><text:span text:style-name="T5"> realizar este tipo de tareas?</text:span></text:p>
          <text:list>
            <text:list-item>
              <text:p text:style-name="P17">El lenguaje de programación AIML<text:tab/></text:p>
            </text:list-item>
            <text:list-item>
              <text:p text:style-name="P17">La computación cognitiva</text:p>
            </text:list-item>
            <text:list-item>
              <text:p text:style-name="P17">La computación grid</text:p>
            </text:list-item>
            <text:list-item>
              <text:p text:style-name="P11"><text:span text:style-name="T13">El modelo </text:span><text:span text:style-name="T14">maestro/esclavo</text:span></text:p>
            </text:list-item>
          </text:list>
          <text:p text:style-name="P20"><text:tab/></text:p>
          <text:p text:style-name="P21">b)</text:p>
          <text:p text:style-name="P22"/>
        </text:list-item>
        <text:list-item>
          <text:p text:style-name="P12"><text:span text:style-name="T5">¿</text:span><text:span text:style-name="T3">Qué es Bluemix</text:span><text:span text:style-name="T5">?</text:span></text:p>
        </text:list-item>
      </text:list>
      <text:list xml:id="list7283132249056308025" text:style-name="L3">
        <text:list-item>
          <text:p text:style-name="P23">Agente conversacional</text:p>
        </text:list-item>
        <text:list-item>
          <text:p text:style-name="P23">Un servidor de IBM</text:p>
        </text:list-item>
        <text:list-item>
          <text:p text:style-name="P23">Una receta de cocina</text:p>
        </text:list-item>
        <text:list-item>
          <text:p text:style-name="P24">Una plataforma de cloud computing desarrollada por IBM</text:p>
        </text:list-item>
      </text:list>
      <text:p text:style-name="P3"/>
      <text:p text:style-name="P3"><text:tab/><text:span text:style-name="T16">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56:33.893609173</meta:creation-date>
    <dc:date>2017-05-28T11:52:06.595833650</dc:date>
    <meta:editing-duration>PT9M4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70" meta:character-count="969" meta:non-whitespace-character-count="847"/>
  </office:meta>
</office:document-meta>
</file>